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1" svg:font-family="'Times New Roman', 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2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8.029cm" table:align="left"/>
    </style:style>
    <style:style style:name="表1.A" style:family="table-column">
      <style:table-column-properties style:column-width="2.03cm"/>
    </style:style>
    <style:style style:name="表1.B" style:family="table-column">
      <style:table-column-properties style:column-width="5.999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8.969cm" table:align="left"/>
    </style:style>
    <style:style style:name="表3.A" style:family="table-column">
      <style:table-column-properties style:column-width="0.838cm"/>
    </style:style>
    <style:style style:name="表3.B" style:family="table-column">
      <style:table-column-properties style:column-width="2.681cm"/>
    </style:style>
    <style:style style:name="表3.C" style:family="table-column">
      <style:table-column-properties style:column-width="5.45cm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C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8.029cm" table:align="left"/>
    </style:style>
    <style:style style:name="表4.A" style:family="table-column">
      <style:table-column-properties style:column-width="2.03cm"/>
    </style:style>
    <style:style style:name="表4.B" style:family="table-column">
      <style:table-column-properties style:column-width="5.999cm"/>
    </style:style>
    <style:style style:name="表4.A1" style:family="table-cell">
      <style:table-cell-properties style:vertical-align="middle" fo:padding="0.049cm" fo:border="none"/>
    </style:style>
    <style:style style:name="表5" style:family="table">
      <style:table-properties style:width="8.029cm" table:align="left"/>
    </style:style>
    <style:style style:name="表5.A" style:family="table-column">
      <style:table-column-properties style:column-width="2.03cm"/>
    </style:style>
    <style:style style:name="表5.B" style:family="table-column">
      <style:table-column-properties style:column-width="5.999cm"/>
    </style:style>
    <style:style style:name="表5.A1" style:family="table-cell">
      <style:table-cell-properties style:vertical-align="middle" fo:padding="0.049cm" fo:border="none"/>
    </style:style>
    <style:style style:name="表6" style:family="table">
      <style:table-properties style:width="8.029cm" table:align="left"/>
    </style:style>
    <style:style style:name="表6.A" style:family="table-column">
      <style:table-column-properties style:column-width="2.03cm"/>
    </style:style>
    <style:style style:name="表6.B" style:family="table-column">
      <style:table-column-properties style:column-width="5.999cm"/>
    </style:style>
    <style:style style:name="表6.A1" style:family="table-cell">
      <style:table-cell-properties style:vertical-align="middle" fo:padding="0.049cm" fo:border="none"/>
    </style:style>
    <style:style style:name="表7" style:family="table">
      <style:table-properties style:width="8.029cm" table:align="left"/>
    </style:style>
    <style:style style:name="表7.A" style:family="table-column">
      <style:table-column-properties style:column-width="2.03cm"/>
    </style:style>
    <style:style style:name="表7.B" style:family="table-column">
      <style:table-column-properties style:column-width="5.999cm"/>
    </style:style>
    <style:style style:name="表7.A1" style:family="table-cell">
      <style:table-cell-properties style:vertical-align="middle" fo:padding="0.049cm" fo:border="none"/>
    </style:style>
    <style:style style:name="表8" style:family="table">
      <style:table-properties style:width="8.029cm" table:align="left"/>
    </style:style>
    <style:style style:name="表8.A" style:family="table-column">
      <style:table-column-properties style:column-width="2.03cm"/>
    </style:style>
    <style:style style:name="表8.B" style:family="table-column">
      <style:table-column-properties style:column-width="5.999cm"/>
    </style:style>
    <style:style style:name="表8.A1" style:family="table-cell">
      <style:table-cell-properties style:vertical-align="middle" fo:padding="0.049cm" fo:border="none"/>
    </style:style>
    <style:style style:name="表9" style:family="table">
      <style:table-properties style:width="8.029cm" table:align="left"/>
    </style:style>
    <style:style style:name="表9.A" style:family="table-column">
      <style:table-column-properties style:column-width="2.03cm"/>
    </style:style>
    <style:style style:name="表9.B" style:family="table-column">
      <style:table-column-properties style:column-width="5.999cm"/>
    </style:style>
    <style:style style:name="表9.A1" style:family="table-cell">
      <style:table-cell-properties style:vertical-align="middle" fo:padding="0.049cm" fo:border="none"/>
    </style:style>
    <style:style style:name="表10" style:family="table">
      <style:table-properties style:width="8.029cm" table:align="left"/>
    </style:style>
    <style:style style:name="表10.A" style:family="table-column">
      <style:table-column-properties style:column-width="2.03cm"/>
    </style:style>
    <style:style style:name="表10.B" style:family="table-column">
      <style:table-column-properties style:column-width="5.999cm"/>
    </style:style>
    <style:style style:name="表10.A1" style:family="table-cell">
      <style:table-cell-properties style:vertical-align="middle" fo:padding="0.049cm" fo:border="none"/>
    </style:style>
    <style:style style:name="表11" style:family="table">
      <style:table-properties style:width="8.029cm" table:align="left"/>
    </style:style>
    <style:style style:name="表11.A" style:family="table-column">
      <style:table-column-properties style:column-width="2.03cm"/>
    </style:style>
    <style:style style:name="表11.B" style:family="table-column">
      <style:table-column-properties style:column-width="5.999cm"/>
    </style:style>
    <style:style style:name="表11.A1" style:family="table-cell">
      <style:table-cell-properties style:vertical-align="middle" fo:padding="0.049cm" fo:border="none"/>
    </style:style>
    <style:style style:name="表12" style:family="table">
      <style:table-properties style:width="8.756cm" table:align="left"/>
    </style:style>
    <style:style style:name="表12.A" style:family="table-column">
      <style:table-column-properties style:column-width="2.03cm"/>
    </style:style>
    <style:style style:name="表12.B" style:family="table-column">
      <style:table-column-properties style:column-width="6.726cm"/>
    </style:style>
    <style:style style:name="表12.A1" style:family="table-cell">
      <style:table-cell-properties style:vertical-align="middle" fo:padding="0.049cm" fo:border="none"/>
    </style:style>
    <style:style style:name="表13" style:family="table">
      <style:table-properties style:width="8.394cm" table:align="left"/>
    </style:style>
    <style:style style:name="表13.A" style:family="table-column">
      <style:table-column-properties style:column-width="2.03cm"/>
    </style:style>
    <style:style style:name="表13.B" style:family="table-column">
      <style:table-column-properties style:column-width="6.364cm"/>
    </style:style>
    <style:style style:name="表13.A1" style:family="table-cell">
      <style:table-cell-properties style:vertical-align="middle" fo:padding="0.049cm" fo:border="none"/>
    </style:style>
    <style:style style:name="表14" style:family="table">
      <style:table-properties style:width="8.394cm" table:align="left"/>
    </style:style>
    <style:style style:name="表14.A" style:family="table-column">
      <style:table-column-properties style:column-width="2.03cm"/>
    </style:style>
    <style:style style:name="表14.B" style:family="table-column">
      <style:table-column-properties style:column-width="6.364cm"/>
    </style:style>
    <style:style style:name="表14.A1" style:family="table-cell">
      <style:table-cell-properties style:vertical-align="middle" fo:padding="0.049cm" fo:border="none"/>
    </style:style>
    <style:style style:name="表15" style:family="table">
      <style:table-properties style:width="8.394cm" table:align="left"/>
    </style:style>
    <style:style style:name="表15.A" style:family="table-column">
      <style:table-column-properties style:column-width="2.03cm"/>
    </style:style>
    <style:style style:name="表15.B" style:family="table-column">
      <style:table-column-properties style:column-width="6.364cm"/>
    </style:style>
    <style:style style:name="表15.A1" style:family="table-cell">
      <style:table-cell-properties style:vertical-align="middle" fo:padding="0.049cm" fo:border="none"/>
    </style:style>
    <style:style style:name="表16" style:family="table">
      <style:table-properties style:width="8.394cm" table:align="left"/>
    </style:style>
    <style:style style:name="表16.A" style:family="table-column">
      <style:table-column-properties style:column-width="2.03cm"/>
    </style:style>
    <style:style style:name="表16.B" style:family="table-column">
      <style:table-column-properties style:column-width="6.364cm"/>
    </style:style>
    <style:style style:name="表16.A1" style:family="table-cell">
      <style:table-cell-properties style:vertical-align="middle" fo:padding="0.049cm" fo:border="none"/>
    </style:style>
    <style:style style:name="表17" style:family="table">
      <style:table-properties style:width="8.394cm" table:align="left"/>
    </style:style>
    <style:style style:name="表17.A" style:family="table-column">
      <style:table-column-properties style:column-width="2.03cm"/>
    </style:style>
    <style:style style:name="表17.B" style:family="table-column">
      <style:table-column-properties style:column-width="6.364cm"/>
    </style:style>
    <style:style style:name="表17.A1" style:family="table-cell">
      <style:table-cell-properties style:vertical-align="middle" fo:padding="0.049cm" fo:border="none"/>
    </style:style>
    <style:style style:name="表18" style:family="table">
      <style:table-properties style:width="8.394cm" table:align="left"/>
    </style:style>
    <style:style style:name="表18.A" style:family="table-column">
      <style:table-column-properties style:column-width="2.03cm"/>
    </style:style>
    <style:style style:name="表18.B" style:family="table-column">
      <style:table-column-properties style:column-width="6.364cm"/>
    </style:style>
    <style:style style:name="表18.A1" style:family="table-cell">
      <style:table-cell-properties style:vertical-align="middle" fo:padding="0.049cm" fo:border="none"/>
    </style:style>
    <style:style style:name="表19" style:family="table">
      <style:table-properties style:width="8.394cm" table:align="left"/>
    </style:style>
    <style:style style:name="表19.A" style:family="table-column">
      <style:table-column-properties style:column-width="2.03cm"/>
    </style:style>
    <style:style style:name="表19.B" style:family="table-column">
      <style:table-column-properties style:column-width="6.364cm"/>
    </style:style>
    <style:style style:name="表19.A1" style:family="table-cell">
      <style:table-cell-properties style:vertical-align="middle" fo:padding="0.049cm" fo:border="none"/>
    </style:style>
    <style:style style:name="表20" style:family="table">
      <style:table-properties style:width="8.394cm" table:align="left"/>
    </style:style>
    <style:style style:name="表20.A" style:family="table-column">
      <style:table-column-properties style:column-width="2.03cm"/>
    </style:style>
    <style:style style:name="表20.B" style:family="table-column">
      <style:table-column-properties style:column-width="6.364cm"/>
    </style:style>
    <style:style style:name="表20.A1" style:family="table-cell">
      <style:table-cell-properties style:vertical-align="middle" fo:padding="0.049cm" fo:border="none"/>
    </style:style>
    <style:style style:name="表21" style:family="table">
      <style:table-properties style:width="8.394cm" table:align="left"/>
    </style:style>
    <style:style style:name="表21.A" style:family="table-column">
      <style:table-column-properties style:column-width="2.03cm"/>
    </style:style>
    <style:style style:name="表21.B" style:family="table-column">
      <style:table-column-properties style:column-width="6.364cm"/>
    </style:style>
    <style:style style:name="表21.A1" style:family="table-cell">
      <style:table-cell-properties style:vertical-align="middle" fo:padding="0.049cm" fo:border="none"/>
    </style:style>
    <style:style style:name="表22" style:family="table">
      <style:table-properties style:width="8.394cm" table:align="left"/>
    </style:style>
    <style:style style:name="表22.A" style:family="table-column">
      <style:table-column-properties style:column-width="2.03cm"/>
    </style:style>
    <style:style style:name="表22.B" style:family="table-column">
      <style:table-column-properties style:column-width="6.364cm"/>
    </style:style>
    <style:style style:name="表22.A1" style:family="table-cell">
      <style:table-cell-properties style:vertical-align="middle" fo:padding="0.049cm" fo:border="none"/>
    </style:style>
    <style:style style:name="表23" style:family="table">
      <style:table-properties style:width="8.394cm" table:align="left"/>
    </style:style>
    <style:style style:name="表23.A" style:family="table-column">
      <style:table-column-properties style:column-width="2.03cm"/>
    </style:style>
    <style:style style:name="表23.B" style:family="table-column">
      <style:table-column-properties style:column-width="6.364cm"/>
    </style:style>
    <style:style style:name="表23.A1" style:family="table-cell">
      <style:table-cell-properties style:vertical-align="middle" fo:padding="0.049cm" fo:border="none"/>
    </style:style>
    <style:style style:name="表24" style:family="table">
      <style:table-properties style:width="8.394cm" table:align="left"/>
    </style:style>
    <style:style style:name="表24.A" style:family="table-column">
      <style:table-column-properties style:column-width="2.03cm"/>
    </style:style>
    <style:style style:name="表24.B" style:family="table-column">
      <style:table-column-properties style:column-width="6.364cm"/>
    </style:style>
    <style:style style:name="表24.A1" style:family="table-cell">
      <style:table-cell-properties style:vertical-align="middle" fo:padding="0.049cm" fo:border="none"/>
    </style:style>
    <style:style style:name="表25" style:family="table">
      <style:table-properties style:width="8.394cm" table:align="left"/>
    </style:style>
    <style:style style:name="表25.A" style:family="table-column">
      <style:table-column-properties style:column-width="2.03cm"/>
    </style:style>
    <style:style style:name="表25.B" style:family="table-column">
      <style:table-column-properties style:column-width="6.364cm"/>
    </style:style>
    <style:style style:name="表25.A1" style:family="table-cell">
      <style:table-cell-properties style:vertical-align="middle" fo:padding="0.049cm" fo:border="none"/>
    </style:style>
    <style:style style:name="表26" style:family="table">
      <style:table-properties style:width="8.394cm" table:align="left"/>
    </style:style>
    <style:style style:name="表26.A" style:family="table-column">
      <style:table-column-properties style:column-width="2.03cm"/>
    </style:style>
    <style:style style:name="表26.B" style:family="table-column">
      <style:table-column-properties style:column-width="6.364cm"/>
    </style:style>
    <style:style style:name="表26.A1" style:family="table-cell">
      <style:table-cell-properties style:vertical-align="middle" fo:padding="0.049cm" fo:border="none"/>
    </style:style>
    <style:style style:name="表27" style:family="table">
      <style:table-properties style:width="8.394cm" table:align="left"/>
    </style:style>
    <style:style style:name="表27.A" style:family="table-column">
      <style:table-column-properties style:column-width="2.03cm"/>
    </style:style>
    <style:style style:name="表27.B" style:family="table-column">
      <style:table-column-properties style:column-width="6.364cm"/>
    </style:style>
    <style:style style:name="表27.A1" style:family="table-cell">
      <style:table-cell-properties style:vertical-align="middle" fo:padding="0.049cm" fo:border="none"/>
    </style:style>
    <style:style style:name="表28" style:family="table">
      <style:table-properties style:width="8.394cm" table:align="left"/>
    </style:style>
    <style:style style:name="表28.A" style:family="table-column">
      <style:table-column-properties style:column-width="2.03cm"/>
    </style:style>
    <style:style style:name="表28.B" style:family="table-column">
      <style:table-column-properties style:column-width="6.364cm"/>
    </style:style>
    <style:style style:name="表28.A1" style:family="table-cell">
      <style:table-cell-properties style:vertical-align="middle" fo:padding="0.049cm" fo:border="none"/>
    </style:style>
    <style:style style:name="表29" style:family="table">
      <style:table-properties style:width="8.394cm" table:align="left"/>
    </style:style>
    <style:style style:name="表29.A" style:family="table-column">
      <style:table-column-properties style:column-width="2.03cm"/>
    </style:style>
    <style:style style:name="表29.B" style:family="table-column">
      <style:table-column-properties style:column-width="6.364cm"/>
    </style:style>
    <style:style style:name="表29.A1" style:family="table-cell">
      <style:table-cell-properties style:vertical-align="middle" fo:padding="0.049cm" fo:border="none"/>
    </style:style>
    <style:style style:name="表30" style:family="table">
      <style:table-properties style:width="8.029cm" table:align="left"/>
    </style:style>
    <style:style style:name="表30.A" style:family="table-column">
      <style:table-column-properties style:column-width="2.03cm"/>
    </style:style>
    <style:style style:name="表30.B" style:family="table-column">
      <style:table-column-properties style:column-width="5.999cm"/>
    </style:style>
    <style:style style:name="表30.A1" style:family="table-cell">
      <style:table-cell-properties style:vertical-align="middle" fo:padding="0.049cm" fo:border="none"/>
    </style:style>
    <style:style style:name="表31" style:family="table">
      <style:table-properties style:width="8.029cm" table:align="left"/>
    </style:style>
    <style:style style:name="表31.A" style:family="table-column">
      <style:table-column-properties style:column-width="2.03cm"/>
    </style:style>
    <style:style style:name="表31.B" style:family="table-column">
      <style:table-column-properties style:column-width="5.999cm"/>
    </style:style>
    <style:style style:name="表31.A1" style:family="table-cell">
      <style:table-cell-properties style:vertical-align="middle" fo:padding="0.049cm" fo:border="none"/>
    </style:style>
    <style:style style:name="表2" style:family="table">
      <style:table-properties style:width="8.029cm" table:align="left"/>
    </style:style>
    <style:style style:name="表2.A" style:family="table-column">
      <style:table-column-properties style:column-width="2.03cm"/>
    </style:style>
    <style:style style:name="表2.B" style:family="table-column">
      <style:table-column-properties style:column-width="5.999cm"/>
    </style:style>
    <style:style style:name="表2.A1" style:family="table-cell">
      <style:table-cell-properties style:vertical-align="middle" fo:padding="0.049cm" fo:border="none"/>
    </style:style>
    <style:style style:name="表32" style:family="table">
      <style:table-properties style:width="8.029cm" table:align="left"/>
    </style:style>
    <style:style style:name="表32.A" style:family="table-column">
      <style:table-column-properties style:column-width="2.03cm"/>
    </style:style>
    <style:style style:name="表32.B" style:family="table-column">
      <style:table-column-properties style:column-width="5.999cm"/>
    </style:style>
    <style:style style:name="表3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language-asian="ja" style:country-asian="JP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Text_20_body">
      <style:paragraph-properties fo:margin-top="0cm" fo:margin-bottom="0cm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4" style:family="paragraph" style:parent-style-name="Text_20_body">
      <style:paragraph-properties fo:margin-top="0cm" fo:margin-bottom="0cm"/>
      <style:text-properties fo:font-size="13pt" style:font-size-asian="13pt" style:font-size-complex="13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0.5pt" style:font-style-asian="normal" style:font-weight-asian="normal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language-asian="ja" style:country-asian="JP"/>
    </style:style>
    <style:style style:name="P1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fo:font-size="13pt" style:text-underline-style="none" style:text-blinking="false" fo:background-color="transparent" style:font-name-asian="Arial1" style:font-size-asian="13pt" style:font-style-asian="normal" style:font-weight-asian="normal" style:font-size-complex="13pt"/>
    </style:style>
    <style:style style:name="P1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fo:font-size="13pt" style:text-underline-style="none" style:text-blinking="false" fo:background-color="transparent" style:font-size-asian="13pt" style:font-size-complex="13pt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2pt" fo:font-style="normal" style:text-underline-style="none" fo:font-weight="normal" style:text-blinking="false" fo:background-color="transparent" style:font-size-asian="22pt" style:font-weight-asian="normal" style:font-size-complex="22pt" style:font-weight-complex="normal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2pt" fo:font-style="normal" style:text-underline-style="none" fo:font-weight="normal" style:text-blinking="false" fo:background-color="#ffff99" style:font-size-asian="22pt" style:font-weight-asian="normal" style:font-size-complex="22pt" style:font-weight-complex="normal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2pt" fo:font-style="normal" style:text-underline-style="none" fo:font-weight="normal" style:text-blinking="false" fo:background-color="#ffff99" style:font-name-asian="Arial1" style:font-size-asian="22pt" style:font-style-asian="normal" style:font-weight-asian="normal" style:font-size-complex="22pt" style:font-weight-complex="normal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4pt" fo:font-style="normal" style:text-underline-style="none" fo:font-weight="normal" style:text-blinking="false" fo:background-color="#ffff99" style:font-name-asian="Arial1" style:font-size-asian="24pt" style:font-style-asian="normal" style:font-weight-asian="normal" style:font-size-complex="24pt" style:font-weight-complex="normal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color="#000000"/>
    </style:style>
    <style:style style:name="P23" style:family="paragraph" style:parent-style-name="Text_20_body">
      <style:paragraph-properties fo:margin-top="0cm" fo:margin-bottom="0cm" fo:line-height="138%" style:writing-mode="lr-tb"/>
    </style:style>
    <style:style style:name="P24" style:family="paragraph" style:parent-style-name="Table_20_Contents">
      <style:paragraph-properties fo:margin-top="0cm" fo:margin-bottom="0cm" fo:line-height="138%" fo:padding="0.176cm" fo:border="0.002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5" style:family="paragraph" style:parent-style-name="Table_20_Contents">
      <style:paragraph-properties fo:margin-top="0cm" fo:margin-bottom="0cm" fo:line-height="138%" fo:padding="0.176cm" fo:border-left="0.035cm solid #000000" fo:border-right="0.035cm solid #000000" fo:border-top="0.002cm solid #000000" fo:border-bottom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6" style:family="paragraph" style:parent-style-name="Table_20_Contents">
      <style:paragraph-properties fo:margin-top="0cm" fo:margin-bottom="0cm" fo:line-height="138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7" style:family="paragraph" style:parent-style-name="Table_20_Contents">
      <style:paragraph-properties fo:margin-top="0cm" fo:margin-bottom="0cm" fo:line-height="138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8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9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language-asian="ja" style:country-asian="JP"/>
    </style:style>
    <style:style style:name="P30" style:family="paragraph" style:parent-style-name="Text_20_body">
      <style:paragraph-properties fo:margin-top="0cm" fo:margin-bottom="0cm" fo:line-height="138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top="0cm" fo:margin-bottom="0cm" fo:line-height="138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32" style:family="paragraph" style:parent-style-name="Table_20_Contents">
      <style:text-properties style:language-asian="ja" style:country-asian="JP"/>
    </style:style>
    <style:style style:name="P33" style:family="paragraph" style:parent-style-name="Table_20_Contents">
      <style:paragraph-properties fo:margin-top="0.423cm" fo:margin-bottom="0.423cm" fo:line-height="179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4" style:family="paragraph" style:parent-style-name="Table_20_Contents">
      <style:paragraph-properties fo:margin-top="0.423cm" fo:margin-bottom="0.423cm" fo:line-height="179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5" style:family="paragraph" style:parent-style-name="Text_20_body">
      <style:text-properties fo:color="#3333ff" style:font-name="Calibri" fo:font-size="22pt" fo:font-weight="normal" style:font-size-asian="22pt" style:font-weight-asian="normal" style:font-size-complex="22pt" style:font-weight-complex="normal"/>
    </style:style>
    <style:style style:name="P36" style:family="paragraph" style:parent-style-name="Text_20_body">
      <style:text-properties fo:font-size="13pt" style:font-size-asian="13pt" style:font-size-complex="13pt"/>
    </style:style>
    <style:style style:name="P37" style:family="paragraph" style:parent-style-name="Text_20_body">
      <style:text-properties style:language-asian="ja" style:country-asian="JP"/>
    </style:style>
    <style:style style:name="P38" style:family="paragraph" style:parent-style-name="Table_20_Contents">
      <style:paragraph-properties fo:margin-top="0cm" fo:margin-bottom="0cm" fo:line-height="138%" fo:padding="0.176cm" fo:border="0.002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39" style:family="paragraph" style:parent-style-name="Table_20_Contents">
      <style:paragraph-properties fo:margin-top="0cm" fo:margin-bottom="0cm" fo:line-height="138%" fo:padding="0.176cm" fo:border-left="0.035cm solid #000000" fo:border-right="0.035cm solid #000000" fo:border-top="0.002cm solid #000000" fo:border-bottom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0" style:family="paragraph" style:parent-style-name="Table_20_Contents">
      <style:paragraph-properties fo:margin-top="0cm" fo:margin-bottom="0cm" fo:line-height="138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41" style:family="paragraph" style:parent-style-name="Table_20_Contents">
      <style:paragraph-properties fo:margin-top="0cm" fo:margin-bottom="0cm" fo:line-height="138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2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3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4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5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#996633" style:font-name-asian="Arial1" style:font-size-asian="11pt" style:language-asian="ja" style:country-asian="JP" style:font-style-asian="normal" style:font-weight-asian="normal"/>
    </style:style>
    <style:style style:name="P46" style:family="paragraph" style:parent-style-name="Text_20_body">
      <style:paragraph-properties fo:margin-top="0cm" fo:margin-bottom="0cm" fo:line-height="138%" style:writing-mode="lr-tb"/>
    </style:style>
    <style:style style:name="P4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4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0.5pt" style:font-style-asian="normal" style:font-weight-asian="normal"/>
    </style:style>
    <style:style style:name="P5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5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4pt" fo:font-style="normal" style:text-underline-style="none" fo:font-weight="normal" style:text-blinking="false" fo:background-color="#ffff99" style:font-name-asian="Arial1" style:font-size-asian="24pt" style:font-style-asian="normal" style:font-weight-asian="normal" style:font-size-complex="24pt" style:font-weight-complex="normal"/>
    </style:style>
    <style:style style:name="P53" style:family="paragraph" style:parent-style-name="Text_20_body">
      <style:paragraph-properties fo:margin-top="0cm" fo:margin-bottom="0cm"/>
    </style:style>
    <style:style style:name="P54" style:family="paragraph" style:parent-style-name="Text_20_body">
      <style:paragraph-properties fo:margin-top="0cm" fo:margin-bottom="0cm" fo:line-height="138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1" fo:font-size="10.5pt" fo:font-style="normal" fo:font-weight="normal"/>
    </style:style>
    <style:style style:name="T2" style:family="text">
      <style:text-properties style:font-name="Arial1" fo:font-size="11pt" fo:font-style="normal" fo:font-weight="normal"/>
    </style:style>
    <style:style style:name="T3" style:family="text">
      <style:text-properties style:font-name="Arial1" fo:font-style="normal" fo:font-weight="normal"/>
    </style:style>
    <style:style style:name="T4" style:family="text">
      <style:text-properties style:font-name-asian="Arial1" style:font-size-asian="10.5pt" style:font-style-asian="normal" style:font-weight-asian="normal"/>
    </style:style>
    <style:style style:name="T5" style:family="text">
      <style:text-properties style:font-name-asian="Arial1" style:font-size-asian="11pt" style:font-style-asian="normal" style:font-weight-asian="normal"/>
    </style:style>
    <style:style style:name="T6" style:family="text">
      <style:text-properties style:font-name-asian="Arial1" style:font-size-asian="11pt" style:language-asian="ja" style:country-asian="JP" style:font-style-asian="normal" style:font-weight-asian="normal"/>
    </style:style>
    <style:style style:name="T7" style:family="text">
      <style:text-properties style:font-name-asian="Arial1" style:font-style-asian="normal" style:font-weight-asian="normal"/>
    </style:style>
    <style:style style:name="T8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9" style:family="text">
      <style:text-properties fo:font-variant="normal" fo:text-transform="none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0" style:family="text">
      <style:text-properties fo:font-variant="normal" fo:text-transform="none" style:text-line-through-style="none" style:font-name="Arial1" fo:font-size="11pt" fo:font-style="normal" style:text-underline-style="none" fo:font-weight="normal" style:text-blinking="false" fo:background-color="transparent"/>
    </style:style>
    <style:style style:name="T11" style:family="text">
      <style:text-properties style:font-name="Times New Roman1"/>
    </style:style>
    <style:style style:name="T12" style:family="text">
      <style:text-properties style:font-name-asian="Times New Roman1"/>
    </style:style>
    <style:style style:name="T13" style:family="text">
      <style:text-properties style:language-asian="ja" style:country-asian="JP"/>
    </style:style>
    <style:style style:name="T14" style:family="text">
      <style:text-properties fo:font-size="11pt"/>
    </style:style>
    <style:style style:name="T15" style:family="text">
      <style:text-properties fo:font-size="11pt" style:font-name-asian="Arial1" style:font-size-asian="11pt" style:font-style-asian="normal" style:font-weight-asian="normal"/>
    </style:style>
    <style:style style:name="T1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docs-internal-guid-a87af2a4-7fff-857a-ee7d-75c8a8b3d74a"/>----------------------------------------------------------------- [20190801_140403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24">期間</text:p>
          </table:table-cell>
          <table:table-cell table:style-name="表1.A1" office:value-type="string">
            <text:p text:style-name="P33"><text:span text:style-name="T2">2019.7.29(</text:span><text:span text:style-name="T5">月</text:span><text:span text:style-name="T2">) ~ 2019.8.4(</text:span><text:span text:style-name="T5">日</text:span><text:span text:style-name="T2">)</text:span></text:p>
          </table:table-cell>
        </table:table-row>
        <table:table-row>
          <table:table-cell table:style-name="表1.A1" office:value-type="string">
            <text:p text:style-name="P25">合計</text:p>
          </table:table-cell>
          <table:table-cell table:style-name="表1.A1" office:value-type="string">
            <text:p text:style-name="P26"><text:span text:style-name="T5">￥</text:span><text:span text:style-name="T2">1,048 </text:span><text:span text:style-name="T5">円</text:span></text:p>
          </table:table-cell>
        </table:table-row>
        <table:table-row>
          <table:table-cell table:style-name="表1.A1" office:value-type="string">
            <text:p text:style-name="P27">備考</text:p>
          </table:table-cell>
          <table:table-cell table:style-name="表1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13"><text:span text:style-name="T5">【作業員　岩淵謙 </text:span><text:span text:style-name="T2">/ </text:span><text:span text:style-name="T5">交通費請求書】</text:span><text:span text:style-name="T2">2019.7.29(</text:span><text:span text:style-name="T5">月</text:span><text:span text:style-name="T2">) ~ 2019.8.4(</text:span><text:span text:style-name="T5">日</text:span><text:span text:style-name="T2">)</text:span></text:p>
      <text:p text:style-name="Text_20_body"/>
      <text:p text:style-name="P35"/>
      <text:p text:style-name="P5">----------------------------------------------------------------- [20190810_163009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Table_20_Contents">1</text:p>
          </table:table-cell>
          <table:table-cell table:style-name="表3.A1" office:value-type="string">
            <text:p text:style-name="P32">期間</text:p>
          </table:table-cell>
          <table:table-cell table:style-name="表3.C1" office:value-type="string">
            <text:p text:style-name="P14"><text:span text:style-name="T2">2019.8.5(</text:span><text:span text:style-name="T5">月</text:span><text:span text:style-name="T2">) ~ 2019.8.11(</text:span><text:span text:style-name="T5">日</text:span><text:span text:style-name="T2">)</text:span></text:p>
          </table:table-cell>
        </table:table-row>
        <table:table-row>
          <table:table-cell table:style-name="表3.A2" office:value-type="string">
            <text:p text:style-name="Table_20_Contents">2</text:p>
          </table:table-cell>
          <table:table-cell table:style-name="表3.A2" office:value-type="string">
            <text:p text:style-name="P32">合計</text:p>
          </table:table-cell>
          <table:table-cell table:style-name="表3.C2" office:value-type="string">
            <text:p text:style-name="P1"><text:bookmark text:name="docs-internal-guid-489a7248-7fff-a813-ce62-0dbad7adeaed"/><text:span text:style-name="T8">￥</text:span><text:span text:style-name="T12"> 924</text:span><text:span text:style-name="T11"> </text:span>円 </text:p>
          </table:table-cell>
        </table:table-row>
        <table:table-row>
          <table:table-cell table:style-name="表3.A2" office:value-type="string">
            <text:p text:style-name="Table_20_Contents">3</text:p>
          </table:table-cell>
          <table:table-cell table:style-name="表3.A2" office:value-type="string">
            <text:p text:style-name="P32">備考</text:p>
          </table:table-cell>
          <table:table-cell table:style-name="表3.C2" office:value-type="string">
            <text:p text:style-name="P32">-</text:p>
          </table:table-cell>
        </table:table-row>
      </table:table>
      <text:p text:style-name="P3"/>
      <text:p text:style-name="P7">-----------------------------------------------------------------</text:p>
      <text:p text:style-name="P13"><text:span text:style-name="T5">【作業員　岩淵謙 </text:span><text:span text:style-name="T2">/ </text:span><text:span text:style-name="T5">交通費請求書】</text:span><text:span text:style-name="T2">2019.8.5(</text:span><text:span text:style-name="T5">月</text:span><text:span text:style-name="T2">) ~ 2019.8.11(</text:span><text:span text:style-name="T5">日</text:span><text:span text:style-name="T2">)</text:span></text:p>
      <text:p text:style-name="P5"/>
      <text:p text:style-name="P18"><text:soft-page-break/></text:p>
      <text:p text:style-name="P5">----------------------------------------------------------------- [20190821_144219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4">期間</text:p>
          </table:table-cell>
          <table:table-cell table:style-name="表4.A1" office:value-type="string">
            <text:p text:style-name="P33"><text:span text:style-name="T2">2019.8.19(</text:span><text:span text:style-name="T5">月</text:span><text:span text:style-name="T2">) ~ 2019.8.25(</text:span><text:span text:style-name="T5">日</text:span><text:span text:style-name="T2">)</text:span></text:p>
          </table:table-cell>
        </table:table-row>
        <table:table-row>
          <table:table-cell table:style-name="表4.A1" office:value-type="string">
            <text:p text:style-name="P25">合計</text:p>
          </table:table-cell>
          <table:table-cell table:style-name="表4.A1" office:value-type="string">
            <text:p text:style-name="P26"><text:span text:style-name="T5">￥926</text:span><text:span text:style-name="T2"> </text:span><text:span text:style-name="T5">円</text:span></text:p>
          </table:table-cell>
        </table:table-row>
        <table:table-row>
          <table:table-cell table:style-name="表4.A1" office:value-type="string">
            <text:p text:style-name="P27">備考</text:p>
          </table:table-cell>
          <table:table-cell table:style-name="表4.A1" office:value-type="string">
            <text:p text:style-name="P28">-</text:p>
          </table:table-cell>
        </table:table-row>
      </table:table>
      <text:p text:style-name="Text_20_body"/>
      <text:p text:style-name="P7"/>
      <text:p text:style-name="P7">-----------------------------------------------------------------</text:p>
      <text:p text:style-name="P5"><text:span text:style-name="T5">【作業員　岩淵謙 </text:span><text:span text:style-name="T14">/ </text:span><text:span text:style-name="T5">交通費請求書】</text:span><text:span text:style-name="T15">2019.8.19(月) ~ 2019.8.25(日)</text:span></text:p>
      <text:p text:style-name="P5"/>
      <text:p text:style-name="P18"/>
      <text:p text:style-name="P5">----------------------------------------------------------------- [20190903_093711]</text:p>
      <text:p text:style-name="P16">お疲れ様です。</text:p>
      <text:p text:style-name="P36"/>
      <text:p text:style-name="P16"><text:span text:style-name="T13">先週</text:span>分の交通費請求書です。</text:p>
      <text:p text:style-name="P16">よろしくお願いします。</text:p>
      <text:p text:style-name="P36"/>
      <text:p text:style-name="P16">岩淵</text:p>
      <text:p text:style-name="P36"/>
      <text:p text:style-name="P17"><text:span text:style-name="T3">========== </text:span><text:span text:style-name="T7">記 </text:span><text:span text:style-name="T3">==========</text:span></text:p>
      <text:p text:style-name="P16">１．交通費</text:p>
      <text:p text:style-name="P4"/>
      <table:table table:name="表5" table:style-name="表5">
        <table:table-column table:style-name="表5.A"/>
        <table:table-column table:style-name="表5.B"/>
        <text:soft-page-break/>
        <table:table-row>
          <table:table-cell table:style-name="表5.A1" office:value-type="string">
            <text:p text:style-name="P24">期間</text:p>
          </table:table-cell>
          <table:table-cell table:style-name="表5.A1" office:value-type="string">
            <text:p text:style-name="P34">2019.8.26(月) ~ 2019.9.1(日)</text:p>
          </table:table-cell>
        </table:table-row>
        <table:table-row>
          <table:table-cell table:style-name="表5.A1" office:value-type="string">
            <text:p text:style-name="P25">合計</text:p>
          </table:table-cell>
          <table:table-cell table:style-name="表5.A1" office:value-type="string">
            <text:p text:style-name="P26"><text:span text:style-name="T5">￥762</text:span><text:span text:style-name="T2"> </text:span><text:span text:style-name="T5">円</text:span></text:p>
          </table:table-cell>
        </table:table-row>
        <table:table-row>
          <table:table-cell table:style-name="表5.A1" office:value-type="string">
            <text:p text:style-name="P27">備考</text:p>
          </table:table-cell>
          <table:table-cell table:style-name="表5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7">【作業員　岩淵謙 <text:s/>交通費請求書】2019.8.26(月) ~ 2019.9.1(日)</text:p>
      <text:p text:style-name="P5"/>
      <text:p text:style-name="P18"/>
      <text:p text:style-name="P5">----------------------------------------------------------------- [XXX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4">期間</text:p>
          </table:table-cell>
          <table:table-cell table:style-name="表6.A1" office:value-type="string">
            <text:p text:style-name="P33"><text:span text:style-name="T2">2019.7.29(</text:span><text:span text:style-name="T5">月</text:span><text:span text:style-name="T2">) ~ 2019.8.4(</text:span><text:span text:style-name="T5">日</text:span><text:span text:style-name="T2">)</text:span></text:p>
          </table:table-cell>
        </table:table-row>
        <table:table-row>
          <table:table-cell table:style-name="表6.A1" office:value-type="string">
            <text:p text:style-name="P25">合計</text:p>
          </table:table-cell>
          <table:table-cell table:style-name="表6.A1" office:value-type="string">
            <text:p text:style-name="P26"><text:span text:style-name="T5">￥</text:span><text:span text:style-name="T2">XXX </text:span><text:span text:style-name="T5">円</text:span></text:p>
          </table:table-cell>
        </table:table-row>
        <table:table-row>
          <table:table-cell table:style-name="表6.A1" office:value-type="string">
            <text:p text:style-name="P27">備考</text:p>
          </table:table-cell>
          <table:table-cell table:style-name="表6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22"><text:span text:style-name="T9">【作業員　岩淵謙 </text:span><text:span text:style-name="T10">/ </text:span><text:span text:style-name="T9">交通費請求書】</text:span><text:span text:style-name="T10">2019.7.15(</text:span><text:span text:style-name="T9">月</text:span><text:span text:style-name="T10">) ~ 2019.7.21(</text:span><text:span text:style-name="T9">日</text:span><text:span text:style-name="T10">)</text:span></text:p>
      <text:p text:style-name="P5"/>
      <text:p text:style-name="P18"/>
      <text:p text:style-name="P5">----------------------------------------------------------------- [20190910_065934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><text:soft-page-break/></text:p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24">期間</text:p>
          </table:table-cell>
          <table:table-cell table:style-name="表7.A1" office:value-type="string">
            <text:p text:style-name="P30">2019.9.2(月) ~ 2019.9.8(日)</text:p>
          </table:table-cell>
        </table:table-row>
        <table:table-row>
          <table:table-cell table:style-name="表7.A1" office:value-type="string">
            <text:p text:style-name="P25">合計</text:p>
          </table:table-cell>
          <table:table-cell table:style-name="表7.A1" office:value-type="string">
            <text:p text:style-name="P26"><text:span text:style-name="T5">￥432</text:span><text:span text:style-name="T2"> </text:span><text:span text:style-name="T5">円</text:span></text:p>
          </table:table-cell>
        </table:table-row>
        <table:table-row>
          <table:table-cell table:style-name="表7.A1" office:value-type="string">
            <text:p text:style-name="P27">備考</text:p>
          </table:table-cell>
          <table:table-cell table:style-name="表7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7">【作業員　岩淵謙 <text:s/>交通費請求書】2019.9.2(月) ~ 2019.9.8(日)</text:p>
      <text:p text:style-name="P5"/>
      <text:p text:style-name="P18"/>
      <text:p text:style-name="P5">----------------------------------------------------------------- [20190913_230537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4">期間</text:p>
          </table:table-cell>
          <table:table-cell table:style-name="表8.A1" office:value-type="string">
            <text:p text:style-name="P30">2019.9.9(月) ~ 2019.9.15(日)</text:p>
          </table:table-cell>
        </table:table-row>
        <table:table-row>
          <table:table-cell table:style-name="表8.A1" office:value-type="string">
            <text:p text:style-name="P25">合計</text:p>
          </table:table-cell>
          <table:table-cell table:style-name="表8.A1" office:value-type="string">
            <text:p text:style-name="P26"><text:span text:style-name="T5">￥762</text:span><text:span text:style-name="T2"> </text:span><text:span text:style-name="T5">円</text:span></text:p>
          </table:table-cell>
        </table:table-row>
        <table:table-row>
          <table:table-cell table:style-name="表8.A1" office:value-type="string">
            <text:p text:style-name="P27">備考</text:p>
          </table:table-cell>
          <table:table-cell table:style-name="表8.A1" office:value-type="string">
            <text:p text:style-name="P29">-</text:p>
          </table:table-cell>
        </table:table-row>
      </table:table>
      <text:p text:style-name="Text_20_body">給与と一緒の振込にするかの件、今日記帳して<text:span text:style-name="T13">み</text:span>ました。</text:p>
      <text:p text:style-name="P37">請求の金額と、振込の額、同じでした。手数料は、ありがたくも会社負担か、あるいは信金さんが持ってくれてるのか。ともかく、現行どおりで行こうと思います。ご配慮、ありがたく。</text:p>
      <text:p text:style-name="P37"/>
      <text:p text:style-name="P7">-----------------------------------------------------------------</text:p>
      <text:p text:style-name="P7">【作業員　岩淵謙 <text:s/>交通費請求書】2019.9.9(月) ~ 2019.9.15(日)</text:p>
      <text:p text:style-name="P5"/>
      <text:p text:style-name="P5"><text:soft-page-break/></text:p>
      <text:p text:style-name="P5">[/ 20190913_231914]</text:p>
      <text:p text:style-name="P5"/>
      <text:p text:style-name="P19"/>
      <text:p text:style-name="P5">----------------------------------------------------------------- [XXX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4">期間</text:p>
          </table:table-cell>
          <table:table-cell table:style-name="表9.A1" office:value-type="string">
            <text:p text:style-name="P30">2019.9.16(月) ~ 2019.9.22(日)</text:p>
          </table:table-cell>
        </table:table-row>
        <table:table-row>
          <table:table-cell table:style-name="表9.A1" office:value-type="string">
            <text:p text:style-name="P25">合計</text:p>
          </table:table-cell>
          <table:table-cell table:style-name="表9.A1" office:value-type="string">
            <text:p text:style-name="P26"><text:span text:style-name="T5">￥906</text:span><text:span text:style-name="T2"> </text:span><text:span text:style-name="T5">円</text:span></text:p>
          </table:table-cell>
        </table:table-row>
        <table:table-row>
          <table:table-cell table:style-name="表9.A1" office:value-type="string">
            <text:p text:style-name="P27">備考</text:p>
          </table:table-cell>
          <table:table-cell table:style-name="表9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7">【作業員　岩淵謙 / 交通費請求書】 2019.9.16(月) ~ 2019.9.22(日)</text:p>
      <text:p text:style-name="P5"/>
      <text:p text:style-name="P19"/>
      <text:p text:style-name="P5">----------------------------------------------------------------- [20190930_121747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4">期間</text:p>
          </table:table-cell>
          <table:table-cell table:style-name="表10.A1" office:value-type="string">
            <text:p text:style-name="P30">2019.9.23(月) ~ 2019.9.29(日)</text:p>
          </table:table-cell>
        </table:table-row>
        <text:soft-page-break/>
        <table:table-row>
          <table:table-cell table:style-name="表10.A1" office:value-type="string">
            <text:p text:style-name="P25">合計</text:p>
          </table:table-cell>
          <table:table-cell table:style-name="表10.A1" office:value-type="string">
            <text:p text:style-name="P26"><text:span text:style-name="T5">￥970</text:span><text:span text:style-name="T2"> </text:span><text:span text:style-name="T5">円</text:span></text:p>
          </table:table-cell>
        </table:table-row>
        <table:table-row>
          <table:table-cell table:style-name="表10.A1" office:value-type="string">
            <text:p text:style-name="P27">備考</text:p>
          </table:table-cell>
          <table:table-cell table:style-name="表10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9.23(月) ~ 2019.9.29(日)</text:p>
      <text:p text:style-name="P5"/>
      <text:p text:style-name="P19"/>
      <text:p text:style-name="P5">----------------------------------------------------------------- [20191005_162154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24">期間</text:p>
          </table:table-cell>
          <table:table-cell table:style-name="表11.A1" office:value-type="string">
            <text:p text:style-name="P30">2019.9.30(月) ~ 2019.10.6(日)</text:p>
          </table:table-cell>
        </table:table-row>
        <table:table-row>
          <table:table-cell table:style-name="表11.A1" office:value-type="string">
            <text:p text:style-name="P25">合計</text:p>
          </table:table-cell>
          <table:table-cell table:style-name="表11.A1" office:value-type="string">
            <text:p text:style-name="P26"><text:span text:style-name="T5">￥734</text:span><text:span text:style-name="T2"> </text:span><text:span text:style-name="T5">円</text:span></text:p>
          </table:table-cell>
        </table:table-row>
        <table:table-row>
          <table:table-cell table:style-name="表11.A1" office:value-type="string">
            <text:p text:style-name="P27">備考</text:p>
          </table:table-cell>
          <table:table-cell table:style-name="表11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9.30(月) ~ 2019.10.6(日)</text:p>
      <text:p text:style-name="P23"/>
      <text:p text:style-name="P19"/>
      <text:p text:style-name="P5">----------------------------------------------------------------- [20191021_143753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><text:soft-page-break/></text:p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4">期間</text:p>
          </table:table-cell>
          <table:table-cell table:style-name="表12.A1" office:value-type="string">
            <text:p text:style-name="P30">2019.10.14(月) ~ 2019.10.20(日)</text:p>
          </table:table-cell>
        </table:table-row>
        <table:table-row>
          <table:table-cell table:style-name="表12.A1" office:value-type="string">
            <text:p text:style-name="P25">合計</text:p>
          </table:table-cell>
          <table:table-cell table:style-name="表12.A1" office:value-type="string">
            <text:p text:style-name="P26"><text:span text:style-name="T5">￥776</text:span><text:span text:style-name="T2"> </text:span><text:span text:style-name="T5">円</text:span></text:p>
          </table:table-cell>
        </table:table-row>
        <table:table-row>
          <table:table-cell table:style-name="表12.A1" office:value-type="string">
            <text:p text:style-name="P27">備考</text:p>
          </table:table-cell>
          <table:table-cell table:style-name="表12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10.14(月) ~ 2019.10.20(日)</text:p>
      <text:p text:style-name="P23"/>
      <text:p text:style-name="P23"/>
      <text:p text:style-name="P19"/>
      <text:p text:style-name="P5">----------------------------------------------------------------- [20191027_161809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4">期間</text:p>
          </table:table-cell>
          <table:table-cell table:style-name="表13.A1" office:value-type="string">
            <text:p text:style-name="P30">2019.10.21(月) ~ 2019.10.27(日)</text:p>
          </table:table-cell>
        </table:table-row>
        <table:table-row>
          <table:table-cell table:style-name="表13.A1" office:value-type="string">
            <text:p text:style-name="P25">合計</text:p>
          </table:table-cell>
          <table:table-cell table:style-name="表13.A1" office:value-type="string">
            <text:p text:style-name="P26"><text:span text:style-name="T5">￥</text:span><text:span text:style-name="T6">1,054</text:span><text:span text:style-name="T2"> </text:span><text:span text:style-name="T5">円</text:span></text:p>
          </table:table-cell>
        </table:table-row>
        <table:table-row>
          <table:table-cell table:style-name="表13.A1" office:value-type="string">
            <text:p text:style-name="P27">備考</text:p>
          </table:table-cell>
          <table:table-cell table:style-name="表13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10.21(月) ~ 2019.10.27(日)</text:p>
      <text:p text:style-name="P23"/>
      <text:p text:style-name="P23"><text:soft-page-break/></text:p>
      <text:p text:style-name="P19"/>
      <text:p text:style-name="P5"/>
      <text:p text:style-name="P5">----------------------------------------------------------------- [20191103_122749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4">期間</text:p>
          </table:table-cell>
          <table:table-cell table:style-name="表14.A1" office:value-type="string">
            <text:p text:style-name="P30">2019.10.28(月) ~ 2019.11.3(日)</text:p>
          </table:table-cell>
        </table:table-row>
        <table:table-row>
          <table:table-cell table:style-name="表14.A1" office:value-type="string">
            <text:p text:style-name="P25">合計</text:p>
          </table:table-cell>
          <table:table-cell table:style-name="表14.A1" office:value-type="string">
            <text:p text:style-name="P26"><text:span text:style-name="T5">￥</text:span><text:span text:style-name="T6">836</text:span><text:span text:style-name="T2"> </text:span><text:span text:style-name="T5">円</text:span></text:p>
          </table:table-cell>
        </table:table-row>
        <table:table-row>
          <table:table-cell table:style-name="表14.A1" office:value-type="string">
            <text:p text:style-name="P27">備考</text:p>
          </table:table-cell>
          <table:table-cell table:style-name="表14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0.28(月) ~ 2019.11.3(日)</text:p>
      <text:p text:style-name="P5"/>
      <text:p text:style-name="P5"/>
      <text:p text:style-name="P19"/>
      <text:p text:style-name="P6">----------------------------------------------------------------- [20191108_103211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24">期間</text:p>
          </table:table-cell>
          <table:table-cell table:style-name="表15.A1" office:value-type="string">
            <text:p text:style-name="P31">2019.11.4(月) ~ 2019.11.10(日)</text:p>
          </table:table-cell>
        </table:table-row>
        <table:table-row>
          <table:table-cell table:style-name="表15.A1" office:value-type="string">
            <text:p text:style-name="P25">合計</text:p>
          </table:table-cell>
          <table:table-cell table:style-name="表15.A1" office:value-type="string">
            <text:p text:style-name="P26"><text:span text:style-name="T5">￥</text:span><text:span text:style-name="T6">1,172</text:span><text:span text:style-name="T2"> </text:span><text:span text:style-name="T5">円</text:span></text:p>
          </table:table-cell>
        </table:table-row>
        <table:table-row>
          <table:table-cell table:style-name="表15.A1" office:value-type="string">
            <text:p text:style-name="P27">備考</text:p>
          </table:table-cell>
          <table:table-cell table:style-name="表15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<text:soft-page-break/>-----------------------------------------------------------------</text:p>
      <text:p text:style-name="P10">【作業員　岩淵謙 / 交通費請求書】 2019.11.4(月) ~ 2019.11.10(日)</text:p>
      <text:p text:style-name="P5"/>
      <text:p text:style-name="P5"/>
      <text:p text:style-name="P19"/>
      <text:p text:style-name="P6">----------------------------------------------------------------- [20191116_163118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24">期間</text:p>
          </table:table-cell>
          <table:table-cell table:style-name="表16.A1" office:value-type="string">
            <text:p text:style-name="P31">2019.11.11(月) ~ 2019.11.17(日)</text:p>
          </table:table-cell>
        </table:table-row>
        <table:table-row>
          <table:table-cell table:style-name="表16.A1" office:value-type="string">
            <text:p text:style-name="P25">合計</text:p>
          </table:table-cell>
          <table:table-cell table:style-name="表16.A1" office:value-type="string">
            <text:p text:style-name="P26"><text:span text:style-name="T5">￥ 734</text:span><text:span text:style-name="T2"> </text:span><text:span text:style-name="T5">円</text:span></text:p>
          </table:table-cell>
        </table:table-row>
        <table:table-row>
          <table:table-cell table:style-name="表16.A1" office:value-type="string">
            <text:p text:style-name="P27">備考</text:p>
          </table:table-cell>
          <table:table-cell table:style-name="表16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1.11(月) ~ 2019.11.17(日)</text:p>
      <text:p text:style-name="P5"/>
      <text:p text:style-name="P19"/>
      <text:p text:style-name="P6">----------------------------------------------------------------- [20191123_161725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4">期間</text:p>
          </table:table-cell>
          <table:table-cell table:style-name="表17.A1" office:value-type="string">
            <text:p text:style-name="P31">2019.11.18(月) ~ 2019.11.24(日)</text:p>
          </table:table-cell>
        </table:table-row>
        <table:table-row>
          <table:table-cell table:style-name="表17.A1" office:value-type="string">
            <text:p text:style-name="P25">合計</text:p>
          </table:table-cell>
          <table:table-cell table:style-name="表17.A1" office:value-type="string">
            <text:p text:style-name="P26"><text:span text:style-name="T5">￥ 440</text:span><text:span text:style-name="T2"> </text:span><text:span text:style-name="T5">円</text:span></text:p>
          </table:table-cell>
        </table:table-row>
        <table:table-row>
          <table:table-cell table:style-name="表17.A1" office:value-type="string">
            <text:p text:style-name="P27">備考</text:p>
          </table:table-cell>
          <table:table-cell table:style-name="表17.A1" office:value-type="string">
            <text:p text:style-name="P28">-</text:p>
          </table:table-cell>
        </table:table-row>
      </table:table>
      <text:p text:style-name="Text_20_body"/>
      <text:p text:style-name="Text_20_body"><text:soft-page-break/></text:p>
      <text:p text:style-name="P7">-----------------------------------------------------------------</text:p>
      <text:p text:style-name="P10">【作業員　岩淵謙 / 交通費請求書】 2019.11.18(月) ~ 2019.11.24(日)</text:p>
      <text:p text:style-name="P10"/>
      <text:p text:style-name="P20"/>
      <text:p text:style-name="P6">----------------------------------------------------------------- [20191129_074721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4">期間</text:p>
          </table:table-cell>
          <table:table-cell table:style-name="表18.A1" office:value-type="string">
            <text:p text:style-name="P31">2019.11.25(月) ~ 2019.12.1(日)</text:p>
          </table:table-cell>
        </table:table-row>
        <table:table-row>
          <table:table-cell table:style-name="表18.A1" office:value-type="string">
            <text:p text:style-name="P25">合計</text:p>
          </table:table-cell>
          <table:table-cell table:style-name="表18.A1" office:value-type="string">
            <text:p text:style-name="P26"><text:span text:style-name="T5">￥ 838</text:span><text:span text:style-name="T2"> </text:span><text:span text:style-name="T5">円</text:span></text:p>
          </table:table-cell>
        </table:table-row>
        <table:table-row>
          <table:table-cell table:style-name="表18.A1" office:value-type="string">
            <text:p text:style-name="P27">備考</text:p>
          </table:table-cell>
          <table:table-cell table:style-name="表18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1.25(月) ~ 2019.12.1(日)</text:p>
      <text:p text:style-name="P10"/>
      <text:p text:style-name="P20"/>
      <text:p text:style-name="P6">----------------------------------------------------------------- [20191207_134712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4">期間</text:p>
          </table:table-cell>
          <table:table-cell table:style-name="表19.A1" office:value-type="string">
            <text:p text:style-name="P31">2019.12.2(月) ~ 2019.12.8(日)</text:p>
          </table:table-cell>
        </table:table-row>
        <table:table-row>
          <table:table-cell table:style-name="表19.A1" office:value-type="string">
            <text:p text:style-name="P25">合計</text:p>
          </table:table-cell>
          <table:table-cell table:style-name="表19.A1" office:value-type="string">
            <text:p text:style-name="P26"><text:span text:style-name="T5">￥ 734</text:span><text:span text:style-name="T2"> </text:span><text:span text:style-name="T5">円</text:span></text:p>
          </table:table-cell>
        </table:table-row>
        <table:table-row>
          <table:table-cell table:style-name="表19.A1" office:value-type="string">
            <text:p text:style-name="P27">備考</text:p>
          </table:table-cell>
          <table:table-cell table:style-name="表19.A1" office:value-type="string">
            <text:p text:style-name="P28">-</text:p>
          </table:table-cell>
        </table:table-row>
      </table:table>
      <text:p text:style-name="Text_20_body"/>
      <text:p text:style-name="Text_20_body"><text:soft-page-break/></text:p>
      <text:p text:style-name="P7">-----------------------------------------------------------------</text:p>
      <text:p text:style-name="P10">【作業員　岩淵謙 / 交通費請求書】 2019.12.2(月) ~ 2019.12.8(日)</text:p>
      <text:p text:style-name="P10"/>
      <text:p text:style-name="P21"/>
      <text:p text:style-name="P10"/>
      <text:p text:style-name="P6">----------------------------------------------------------------- [20191215_155139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4">期間</text:p>
          </table:table-cell>
          <table:table-cell table:style-name="表20.A1" office:value-type="string">
            <text:p text:style-name="P31">2019.12.9(月) ~ 2019.12.15(日)</text:p>
          </table:table-cell>
        </table:table-row>
        <table:table-row>
          <table:table-cell table:style-name="表20.A1" office:value-type="string">
            <text:p text:style-name="P25">合計</text:p>
          </table:table-cell>
          <table:table-cell table:style-name="表20.A1" office:value-type="string">
            <text:p text:style-name="P26"><text:span text:style-name="T5">￥ 440</text:span><text:span text:style-name="T2"> </text:span><text:span text:style-name="T5">円</text:span></text:p>
          </table:table-cell>
        </table:table-row>
        <table:table-row>
          <table:table-cell table:style-name="表20.A1" office:value-type="string">
            <text:p text:style-name="P27">備考</text:p>
          </table:table-cell>
          <table:table-cell table:style-name="表20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2.9(月) ~ 2019.12.15(日)</text:p>
      <text:p text:style-name="P10"/>
      <text:p text:style-name="P10"/>
      <text:p text:style-name="P21"/>
      <text:p text:style-name="P6">----------------------------------------------------------------- [20191222_161254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4">期間</text:p>
          </table:table-cell>
          <table:table-cell table:style-name="表21.A1" office:value-type="string">
            <text:p text:style-name="P31">2019.12.16(月) ~ 2019.12.22(日)</text:p>
          </table:table-cell>
        </table:table-row>
        <table:table-row>
          <table:table-cell table:style-name="表21.A1" office:value-type="string">
            <text:p text:style-name="P25">合計</text:p>
          </table:table-cell>
          <table:table-cell table:style-name="表21.A1" office:value-type="string">
            <text:p text:style-name="P26"><text:span text:style-name="T5">￥ 440</text:span><text:span text:style-name="T2"> </text:span><text:span text:style-name="T5">円</text:span></text:p>
          </table:table-cell>
        </table:table-row>
        <text:soft-page-break/>
        <table:table-row>
          <table:table-cell table:style-name="表21.A1" office:value-type="string">
            <text:p text:style-name="P27">備考</text:p>
          </table:table-cell>
          <table:table-cell table:style-name="表21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2.16(月) ~ 2019.12.22(日)</text:p>
      <text:p text:style-name="P10"/>
      <text:p text:style-name="P21"/>
      <text:p text:style-name="P6">----------------------------------------------------------------- [20200105_133649]</text:p>
      <text:p text:style-name="P11">お疲れ様です。</text:p>
      <text:p text:style-name="Text_20_body"/>
      <text:p text:style-name="P12"><text:span text:style-name="T13">先週</text:span>分<text:span text:style-name="T13">（2019年）</text:span>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4">期間</text:p>
          </table:table-cell>
          <table:table-cell table:style-name="表22.A1" office:value-type="string">
            <text:p text:style-name="P31">2019.12.23(月) ~ 2019.12.29(日)</text:p>
          </table:table-cell>
        </table:table-row>
        <table:table-row>
          <table:table-cell table:style-name="表22.A1" office:value-type="string">
            <text:p text:style-name="P25">合計</text:p>
          </table:table-cell>
          <table:table-cell table:style-name="表22.A1" office:value-type="string">
            <text:p text:style-name="P26"><text:span text:style-name="T5">￥ 924</text:span><text:span text:style-name="T2"> </text:span><text:span text:style-name="T5">円</text:span></text:p>
          </table:table-cell>
        </table:table-row>
        <table:table-row>
          <table:table-cell table:style-name="表22.A1" office:value-type="string">
            <text:p text:style-name="P27">備考</text:p>
          </table:table-cell>
          <table:table-cell table:style-name="表22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2.23(月) ~ 2019.12.29(日)</text:p>
      <text:p text:style-name="P10"/>
      <text:p text:style-name="P21"/>
      <text:p text:style-name="P6">----------------------------------------------------------------- [20200112_102253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4">期間</text:p>
          </table:table-cell>
          <table:table-cell table:style-name="表23.A1" office:value-type="string">
            <text:p text:style-name="P31">2020.1.6(月) ~ 2020.1.12(日)</text:p>
          </table:table-cell>
        </table:table-row>
        <table:table-row>
          <table:table-cell table:style-name="表23.A1" office:value-type="string">
            <text:p text:style-name="P25">合計</text:p>
          </table:table-cell>
          <table:table-cell table:style-name="表23.A1" office:value-type="string">
            <text:p text:style-name="P26"><text:span text:style-name="T5">￥ 936</text:span><text:span text:style-name="T2"> </text:span><text:span text:style-name="T5">円</text:span></text:p>
          </table:table-cell>
        </table:table-row>
        <text:soft-page-break/>
        <table:table-row>
          <table:table-cell table:style-name="表23.A1" office:value-type="string">
            <text:p text:style-name="P27">備考</text:p>
          </table:table-cell>
          <table:table-cell table:style-name="表23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2.23(月) ~ 2019.12.29(日)</text:p>
      <text:p text:style-name="P10"/>
      <text:p text:style-name="P21"/>
      <text:p text:style-name="P6">----------------------------------------------------------------- [20200119_155447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4">期間</text:p>
          </table:table-cell>
          <table:table-cell table:style-name="表24.A1" office:value-type="string">
            <text:p text:style-name="P31">2020.1.13(月) ~ 2020.1.19(日)</text:p>
          </table:table-cell>
        </table:table-row>
        <table:table-row>
          <table:table-cell table:style-name="表24.A1" office:value-type="string">
            <text:p text:style-name="P25">合計</text:p>
          </table:table-cell>
          <table:table-cell table:style-name="表24.A1" office:value-type="string">
            <text:p text:style-name="P26"><text:span text:style-name="T5">￥ </text:span><text:span text:style-name="T6">940</text:span><text:span text:style-name="T2"> </text:span><text:span text:style-name="T5">円</text:span></text:p>
          </table:table-cell>
        </table:table-row>
        <table:table-row>
          <table:table-cell table:style-name="表24.A1" office:value-type="string">
            <text:p text:style-name="P27">備考</text:p>
          </table:table-cell>
          <table:table-cell table:style-name="表24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20.1.13(月) ~ 2020.1.19(日)</text:p>
      <text:p text:style-name="P10"/>
      <text:p text:style-name="P21"/>
      <text:p text:style-name="P6">----------------------------------------------------------------- [20200125_140330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4">期間</text:p>
          </table:table-cell>
          <table:table-cell table:style-name="表25.A1" office:value-type="string">
            <text:p text:style-name="P31">2020.1.20(月) ~ 2020.1.26(日)</text:p>
          </table:table-cell>
        </table:table-row>
        <table:table-row>
          <table:table-cell table:style-name="表25.A1" office:value-type="string">
            <text:p text:style-name="P25">合計</text:p>
          </table:table-cell>
          <table:table-cell table:style-name="表25.A1" office:value-type="string">
            <text:p text:style-name="P26"><text:span text:style-name="T5">￥ </text:span><text:span text:style-name="T6">600</text:span><text:span text:style-name="T2"> </text:span><text:span text:style-name="T5">円</text:span></text:p>
          </table:table-cell>
        </table:table-row>
        <text:soft-page-break/>
        <table:table-row>
          <table:table-cell table:style-name="表25.A1" office:value-type="string">
            <text:p text:style-name="P27">備考</text:p>
          </table:table-cell>
          <table:table-cell table:style-name="表25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20.1.20(月) ~ 2020.1.26(日)</text:p>
      <text:p text:style-name="P5"/>
      <text:p text:style-name="P21"/>
      <text:p text:style-name="P6">----------------------------------------------------------------- [20200203_151908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4">期間</text:p>
          </table:table-cell>
          <table:table-cell table:style-name="表26.A1" office:value-type="string">
            <text:p text:style-name="P31">2020.1.27(月) ~ 2020.2.2(日)</text:p>
          </table:table-cell>
        </table:table-row>
        <table:table-row>
          <table:table-cell table:style-name="表26.A1" office:value-type="string">
            <text:p text:style-name="P25">合計</text:p>
          </table:table-cell>
          <table:table-cell table:style-name="表26.A1" office:value-type="string">
            <text:p text:style-name="P26"><text:span text:style-name="T5">￥ </text:span><text:span text:style-name="T6">440</text:span><text:span text:style-name="T2"> </text:span><text:span text:style-name="T5">円</text:span></text:p>
          </table:table-cell>
        </table:table-row>
        <table:table-row>
          <table:table-cell table:style-name="表26.A1" office:value-type="string">
            <text:p text:style-name="P27">備考</text:p>
          </table:table-cell>
          <table:table-cell table:style-name="表26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20.1.27(月) ~ 2020.2.2(日)</text:p>
      <text:p text:style-name="P5"/>
      <text:p text:style-name="P21"/>
      <text:p text:style-name="P6">----------------------------------------------------------------- [20200209_163648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4">期間</text:p>
          </table:table-cell>
          <table:table-cell table:style-name="表27.A1" office:value-type="string">
            <text:p text:style-name="P31">2020.2.3(月) ~ 2020.2.9(日)</text:p>
          </table:table-cell>
        </table:table-row>
        <table:table-row>
          <table:table-cell table:style-name="表27.A1" office:value-type="string">
            <text:p text:style-name="P25">合計</text:p>
          </table:table-cell>
          <table:table-cell table:style-name="表27.A1" office:value-type="string">
            <text:p text:style-name="P26"><text:span text:style-name="T5">￥ </text:span><text:span text:style-name="T6">840</text:span><text:span text:style-name="T2"> </text:span><text:span text:style-name="T5">円</text:span></text:p>
          </table:table-cell>
        </table:table-row>
        <text:soft-page-break/>
        <table:table-row>
          <table:table-cell table:style-name="表27.A1" office:value-type="string">
            <text:p text:style-name="P27">備考</text:p>
          </table:table-cell>
          <table:table-cell table:style-name="表27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20.2.3(月) ~ 2020.2.9(日)</text:p>
      <text:p text:style-name="P5">//]</text:p>
      <text:p text:style-name="P5"/>
      <text:p text:style-name="P21"/>
      <text:p text:style-name="P6">----------------------------------------------------------------- [20200217_140700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4">期間</text:p>
          </table:table-cell>
          <table:table-cell table:style-name="表28.A1" office:value-type="string">
            <text:p text:style-name="P31">2020.2.<text:span text:style-name="T13">10</text:span>(月) ~ 2020.2.16(日)</text:p>
          </table:table-cell>
        </table:table-row>
        <table:table-row>
          <table:table-cell table:style-name="表28.A1" office:value-type="string">
            <text:p text:style-name="P25">合計</text:p>
          </table:table-cell>
          <table:table-cell table:style-name="表28.A1" office:value-type="string">
            <text:p text:style-name="P26"><text:span text:style-name="T5">￥ </text:span><text:span text:style-name="T6">440</text:span><text:span text:style-name="T2"> </text:span><text:span text:style-name="T5">円</text:span></text:p>
          </table:table-cell>
        </table:table-row>
        <table:table-row>
          <table:table-cell table:style-name="表28.A1" office:value-type="string">
            <text:p text:style-name="P27">備考</text:p>
          </table:table-cell>
          <table:table-cell table:style-name="表28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20.2.<text:span text:style-name="T13">10</text:span>(月) ~ 2020.2.16(日)</text:p>
      <text:p text:style-name="P5">[//]</text:p>
      <text:p text:style-name="P5"/>
      <text:p text:style-name="P21"/>
      <text:p text:style-name="P6">----------------------------------------------------------------- [20200224_132300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9" table:style-name="表29">
        <table:table-column table:style-name="表29.A"/>
        <table:table-column table:style-name="表29.B"/>
        <text:soft-page-break/>
        <table:table-row>
          <table:table-cell table:style-name="表29.A1" office:value-type="string">
            <text:p text:style-name="P24">期間</text:p>
          </table:table-cell>
          <table:table-cell table:style-name="表29.A1" office:value-type="string">
            <text:p text:style-name="P31">2020.2.<text:span text:style-name="T13">17</text:span>(月) ~ 2020.2.23(日)</text:p>
          </table:table-cell>
        </table:table-row>
        <table:table-row>
          <table:table-cell table:style-name="表29.A1" office:value-type="string">
            <text:p text:style-name="P25">合計</text:p>
          </table:table-cell>
          <table:table-cell table:style-name="表29.A1" office:value-type="string">
            <text:p text:style-name="P26"><text:span text:style-name="T5">￥ </text:span><text:span text:style-name="T6">400</text:span><text:span text:style-name="T2"> </text:span><text:span text:style-name="T5">円</text:span></text:p>
          </table:table-cell>
        </table:table-row>
        <table:table-row>
          <table:table-cell table:style-name="表29.A1" office:value-type="string">
            <text:p text:style-name="P27">備考</text:p>
          </table:table-cell>
          <table:table-cell table:style-name="表29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20.2.<text:span text:style-name="T13">17</text:span>(月) ~ 2020.2.23(日)</text:p>
      <text:p text:style-name="P5">[//]</text:p>
      <text:p text:style-name="P5"/>
      <text:p text:style-name="P21"/>
      <text:p text:style-name="P5">----------------------------------------------------------------- [20200301_174516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4">期間</text:p>
          </table:table-cell>
          <table:table-cell table:style-name="表30.A1" office:value-type="string">
            <text:p text:style-name="P30">2020.2.24(月) ~ 2020.3.1(日)</text:p>
          </table:table-cell>
        </table:table-row>
        <table:table-row>
          <table:table-cell table:style-name="表30.A1" office:value-type="string">
            <text:p text:style-name="P25">合計</text:p>
          </table:table-cell>
          <table:table-cell table:style-name="表30.A1" office:value-type="string">
            <text:p text:style-name="P26"><text:span text:style-name="T5">￥922</text:span><text:span text:style-name="T2"> </text:span><text:span text:style-name="T5">円</text:span></text:p>
          </table:table-cell>
        </table:table-row>
        <table:table-row>
          <table:table-cell table:style-name="表30.A1" office:value-type="string">
            <text:p text:style-name="P27">備考</text:p>
          </table:table-cell>
          <table:table-cell table:style-name="表30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20.2.24(月) ~ 2020.3.1(日)</text:p>
      <text:p text:style-name="P23"/>
      <text:p text:style-name="P21"/>
      <text:p text:style-name="P5"/>
      <text:p text:style-name="P5">----------------------------------------------------------------- [20200307_132120]</text:p>
      <text:p text:style-name="P11">お疲れ様です。</text:p>
      <text:p text:style-name="Text_20_body"/>
      <text:p text:style-name="P12"><text:soft-page-break/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31" table:style-name="表31">
        <table:table-column table:style-name="表31.A"/>
        <table:table-column table:style-name="表31.B"/>
        <table:table-row>
          <table:table-cell table:style-name="表31.A1" office:value-type="string">
            <text:p text:style-name="P24">期間</text:p>
          </table:table-cell>
          <table:table-cell table:style-name="表31.A1" office:value-type="string">
            <text:p text:style-name="P30">2020.3.2(月) ~ 2020.3.8(日)</text:p>
          </table:table-cell>
        </table:table-row>
        <table:table-row>
          <table:table-cell table:style-name="表31.A1" office:value-type="string">
            <text:p text:style-name="P25">合計</text:p>
          </table:table-cell>
          <table:table-cell table:style-name="表31.A1" office:value-type="string">
            <text:p text:style-name="P26"><text:span text:style-name="T5">￥</text:span><text:span text:style-name="T6">924</text:span><text:span text:style-name="T2"> </text:span><text:span text:style-name="T5">円</text:span></text:p>
          </table:table-cell>
        </table:table-row>
        <table:table-row>
          <table:table-cell table:style-name="表31.A1" office:value-type="string">
            <text:p text:style-name="P27">備考</text:p>
          </table:table-cell>
          <table:table-cell table:style-name="表31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20.3.2(月) ~ 2020.3.8(日)</text:p>
      <text:p text:style-name="P23"/>
      <text:p text:style-name="P23">[//]</text:p>
      <text:p text:style-name="P5"/>
      <text:p text:style-name="P21">@@@</text:p>
      <text:p text:style-name="P5">----------------------------------------------------------------- [XXX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24">期間</text:p>
          </table:table-cell>
          <table:table-cell table:style-name="表32.A1" office:value-type="string">
            <text:p text:style-name="P30">2020.3.XX(月) ~ 2020.3.XX(日)</text:p>
          </table:table-cell>
        </table:table-row>
        <table:table-row>
          <table:table-cell table:style-name="表32.A1" office:value-type="string">
            <text:p text:style-name="P25">合計</text:p>
          </table:table-cell>
          <table:table-cell table:style-name="表32.A1" office:value-type="string">
            <text:p text:style-name="P26"><text:span text:style-name="T5">￥XXX</text:span><text:span text:style-name="T2"> </text:span><text:span text:style-name="T5">円</text:span></text:p>
          </table:table-cell>
        </table:table-row>
        <table:table-row>
          <table:table-cell table:style-name="表32.A1" office:value-type="string">
            <text:p text:style-name="P27">備考</text:p>
          </table:table-cell>
          <table:table-cell table:style-name="表32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<text:soft-page-break/>-----------------------------------------------------------------</text:p>
      <text:p text:style-name="P7">【作業員　岩淵謙 / 交通費請求書】 2020.3.XX(月) ~ 2020.3.XX(日)</text:p>
      <text:p text:style-name="P23"/>
      <text:p text:style-name="P23">[//]</text:p>
      <text:p text:style-name="P23"/>
      <text:p text:style-name="P5"/>
      <text:p text:style-name="P5"/>
      <text:p text:style-name="P5">----------------------------------------------------------------- [TEMPLATE] 20190801_140505</text:p>
      <text:p text:style-name="P5">----------------------------------------------------------------- [XXX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4">期間</text:p>
          </table:table-cell>
          <table:table-cell table:style-name="表2.A1" office:value-type="string">
            <text:p text:style-name="P30">2020.3.XX(月) ~ 2020.3.XX(日)</text:p>
          </table:table-cell>
        </table:table-row>
        <table:table-row>
          <table:table-cell table:style-name="表2.A1" office:value-type="string">
            <text:p text:style-name="P25">合計</text:p>
          </table:table-cell>
          <table:table-cell table:style-name="表2.A1" office:value-type="string">
            <text:p text:style-name="P26"><text:span text:style-name="T5">￥XXX</text:span><text:span text:style-name="T2"> </text:span><text:span text:style-name="T5">円</text:span></text:p>
          </table:table-cell>
        </table:table-row>
        <table:table-row>
          <table:table-cell table:style-name="表2.A1" office:value-type="string">
            <text:p text:style-name="P27">備考</text:p>
          </table:table-cell>
          <table:table-cell table:style-name="表2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20.3.XX(月) ~ 2020.3.XX(日)</text:p>
      <text:p text:style-name="P23"/>
      <text:p text:style-name="P23">[//]</text:p>
      <text:p text:style-name="P23"/>
      <text:p text:style-name="P23"/>
      <text:p text:style-name="P23"/>
      <text:p text:style-name="P5">/ ----------------------------------------------------------------- [TEMPLATE] 20190801_140505 /</text:p>
      <text:p text:style-name="P9">-------------------------------------------------------- [STEPS] 20190821_144638</text:p>
      <text:list xml:id="list836452667633511102" text:style-name="L1">
        <text:list-item>
          <text:p text:style-name="P43">email</text:p>
          <text:list>
            <text:list-item>
              <text:p text:style-name="P43">C – N (new mail)</text:p>
            </text:list-item>
          </text:list>
        </text:list-item>
        <text:list-item>
          <text:p text:style-name="P44"><text:soft-page-break/>doc</text:p>
          <text:list>
            <text:list-item>
              <text:p text:style-name="P44">“TEMPLATE” → DUP</text:p>
            </text:list-item>
            <text:list-item>
              <text:p text:style-name="P44">time label</text:p>
            </text:list-item>
            <text:list-item>
              <text:p text:style-name="P44">data</text:p>
              <text:list>
                <text:list-item>
                  <text:p text:style-name="P44">“<text:span text:style-name="T13">期間</text:span>”</text:p>
                </text:list-item>
              </text:list>
            </text:list-item>
            <text:list-item>
              <text:p text:style-name="P44">mail subject line</text:p>
            </text:list-item>
            <text:list-item>
              <text:p text:style-name="P44">message sentences <text:span text:style-name="T13">（「先週」、「今週）」</text:span></text:p>
            </text:list-item>
          </text:list>
        </text:list-item>
        <text:list-item>
          <text:p text:style-name="P44">doc : <text:span text:style-name="T13">請求書</text:span></text:p>
          <text:list>
            <text:list-item>
              <text:p text:style-name="P43">file</text:p>
              <text:list>
                <text:list-item>
                  <text:p text:style-name="P43">DUP → 交通費請求書.用紙.orig – コピー.jpg</text:p>
                </text:list-item>
                <text:list-item>
                  <text:p text:style-name="P43">file name → change</text:p>
                </text:list-item>
                <text:list-item>
                  <text:p text:style-name="P43">Ret (open)</text:p>
                </text:list-item>
              </text:list>
            </text:list-item>
            <text:list-item>
              <text:p text:style-name="P43">M – o &gt; ↓ &gt; Ret (open paint)</text:p>
            </text:list-item>
            <text:list-item>
              <text:p text:style-name="P43">paint</text:p>
              <text:list>
                <text:list-item>
                  <text:p text:style-name="P43">日付<text:tab/><text:tab/>16 pt</text:p>
                </text:list-item>
                <text:list-item>
                  <text:p text:style-name="P43">会社名、現場名<text:tab/>16 pt</text:p>
                </text:list-item>
                <text:list-item>
                  <text:p text:style-name="P43">交通経路<text:tab/>12 pt</text:p>
                </text:list-item>
                <text:list-item>
                  <text:p text:style-name="P43">経路別金額<text:tab/>12 pt</text:p>
                </text:list-item>
                <text:list-item>
                  <text:p text:style-name="P43">往復金額<text:tab/>16 pt → <office:annotation office:name="__Annotation__4770_681090022"><dc:creator>iwabuchi ken</dc:creator><dc:date>2019-11-08T10:37:03.19</dc:date><text:p text:style-name="P55"><text:span text:style-name="T16">change</text:span></text:p></office:annotation>14<office:annotation-end office:name="__Annotation__4770_681090022"/></text:p>
                </text:list-item>
                <text:list-item>
                  <text:p text:style-name="P43">今回請求<text:tab/>20 --&gt; <office:annotation office:name="__Annotation__4769_681090022"><dc:creator>iwabuchi ken</dc:creator><dc:date>2019-11-08T10:36:50.19</dc:date><text:p text:style-name="P55"><text:span text:style-name="T16">change</text:span></text:p></office:annotation>18<office:annotation-end office:name="__Annotation__4769_681090022"/></text:p>
                </text:list-item>
                <text:list-item>
                  <text:p text:style-name="P43">提出日<text:tab/><text:tab/>18 → <office:annotation office:name="__Annotation__4775_681090022"><dc:creator>iwabuchi ken</dc:creator><dc:date>2019-11-08T10:37:52.19</dc:date><text:p text:style-name="P55"><text:span text:style-name="T16">change</text:span></text:p></office:annotation>14 → <office:annotation office:name="__Annotation__19239_166530446"><dc:creator>iwabuchi ken</dc:creator><dc:date>2019-11-16T16:36:51.19</dc:date><text:p text:style-name="P55"><text:span text:style-name="T16">change</text:span></text:p></office:annotation>16<office:annotation-end office:name="__Annotation__19239_166530446"/><office:annotation-end office:name="__Annotation__4775_681090022"/></text:p>
                </text:list-item>
              </text:list>
            </text:list-item>
            <text:list-item>
              <text:p text:style-name="P43">file</text:p>
              <text:list>
                <text:list-item>
                  <text:p text:style-name="P43">DUP</text:p>
                </text:list-item>
              </text:list>
            </text:list-item>
            <text:list-item>
              <text:p text:style-name="P43">paint</text:p>
              <text:list>
                <text:list-item>
                  <text:p text:style-name="P43">size → change, 70 %</text:p>
                </text:list-item>
              </text:list>
            </text:list-item>
          </text:list>
        </text:list-item>
        <text:list-item>
          <text:p text:style-name="P43">doc</text:p>
          <text:list>
            <text:list-item>
              <text:p text:style-name="P43"><text:soft-page-break/>write → 金額</text:p>
            </text:list-item>
          </text:list>
        </text:list-item>
        <text:list-item>
          <text:p text:style-name="P44">email</text:p>
          <text:list>
            <text:list-item>
              <text:p text:style-name="P44">C – n (new)</text:p>
            </text:list-item>
            <text:list-item>
              <text:p text:style-name="P44">C – S – a (append)</text:p>
            </text:list-item>
            <text:list-item>
              <text:p text:style-name="P44">C/P</text:p>
              <text:list>
                <text:list-item>
                  <text:p text:style-name="P44">title line</text:p>
                </text:list-item>
                <text:list-item>
                  <text:p text:style-name="P44">main lines</text:p>
                </text:list-item>
              </text:list>
            </text:list-item>
            <text:list-item>
              <text:p text:style-name="P44">F6 (move to “To” box)</text:p>
            </text:list-item>
            <text:list-item>
              <text:p text:style-name="P44">“yoko” &gt; Ret (auto suggestion → choose)</text:p>
            </text:list-item>
            <text:list-item>
              <text:p text:style-name="P44">validate</text:p>
              <text:list>
                <text:list-item>
                  <text:p text:style-name="P43">lines</text:p>
                  <text:list>
                    <text:list-item>
                      <text:p text:style-name="P43">期間</text:p>
                    </text:list-item>
                    <text:list-item>
                      <text:p text:style-name="P43">合計</text:p>
                    </text:list-item>
                  </text:list>
                </text:list-item>
                <text:list-item>
                  <text:p text:style-name="P43">file</text:p>
                  <text:list>
                    <text:list-item>
                      <text:p text:style-name="P43">open</text:p>
                    </text:list-item>
                    <text:list-item>
                      <text:p text:style-name="P43">日付</text:p>
                    </text:list-item>
                    <text:list-item>
                      <text:p text:style-name="P43">曜日（火曜の仕事、水曜の欄に書いているか？）</text:p>
                    </text:list-item>
                    <text:list-item>
                      <text:p text:style-name="P43">金額（合計 : 小計、合計）</text:p>
                    </text:list-item>
                    <text:list-item>
                      <text:p text:style-name="P43">提出日（本日か？）</text:p>
                    </text:list-item>
                  </text:list>
                </text:list-item>
              </text:list>
            </text:list-item>
            <text:list-item>
              <text:p text:style-name="P43">C – Ret (send)</text:p>
            </text:list-item>
          </text:list>
        </text:list-item>
        <text:list-item>
          <text:p text:style-name="P43">doc</text:p>
          <text:list>
            <text:list-item>
              <text:p text:style-name="P43">move “@@@” to the last section</text:p>
            </text:list-item>
            <text:list-item>
              <text:p text:style-name="P45">DUP → template</text:p>
            </text:list-item>
          </text:list>
        </text:list-item>
        <text:list-item>
          <text:p text:style-name="P43">mailer</text:p>
          <text:list>
            <text:list-item>
              <text:p text:style-name="P43">“送信済み” → select</text:p>
            </text:list-item>
            <text:list-item>
              <text:p text:style-name="P43">validate</text:p>
              <text:list>
                <text:list-item>
                  <text:p text:style-name="P43"><text:soft-page-break/>期間（本文、タイトル）</text:p>
                </text:list-item>
                <text:list-item>
                  <text:p text:style-name="P43">金額</text:p>
                </text:list-item>
                <text:list-item>
                  <text:p text:style-name="P43">送信先</text:p>
                </text:list-item>
                <text:list-item>
                  <text:p text:style-name="P43">今週／来週</text:p>
                </text:list-item>
              </text:list>
            </text:list-item>
          </text:list>
        </text:list-item>
        <text:list-item>
          <text:p text:style-name="P43">complete</text:p>
        </text:list-item>
      </text:list>
      <text:p text:style-name="P15"> </text:p>
      <text:p text:style-name="P8">/-------------------------------------------------------- [/STEPS] 20190821_144638</text:p>
      <text:p text:style-name="P7">======================== EOF ===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1" svg:font-family="'Times New Roman', 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2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29:28.81</meta:creation-date>
    <dc:date>2020-03-07T13:29:01.87</dc:date>
    <dc:creator>iwabuchi ken</dc:creator>
    <meta:editing-duration>PT7H23M33S</meta:editing-duration>
    <meta:editing-cycles>56</meta:editing-cycles>
    <meta:generator>OpenOffice/4.1.3$Win32 OpenOffice.org_project/413m1$Build-9783</meta:generator>
    <meta:document-statistic meta:table-count="32" meta:image-count="0" meta:object-count="0" meta:page-count="21" meta:paragraph-count="527" meta:word-count="2995" meta:character-count="10305"/>
  </office:meta>
</office:document-meta>
</file>